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445cm" fo:min-width="1.688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0.929cm" loext:decorative="false"/>
    </style:style>
    <style:style style:name="gr7" style:family="graphic" style:parent-style-name="standard">
      <style:graphic-properties draw:fill-color="#dde8cb" draw:opacity="100%" draw:opacity-name="Transparency_20_1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draw:stroke-dash="Double_20_Dash_20__28_Rounded_29_" svg:stroke-width="0.035cm" draw:marker-start-width="0.253cm" draw:marker-end="Arrowheads_20_6" draw:marker-end-width="0.353cm" svg:stroke-linecap="round" draw:fill="none" draw:textarea-vertical-align="middle" fo:padding-top="0.143cm" fo:padding-bottom="0.143cm" fo:padding-left="0.268cm" fo:padding-right="0.268cm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e8cb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e8cb" draw:opacity="100%" draw:opacity-name="Transparency_20_1"/>
      <style:paragraph-properties fo:text-align="center" style:writing-mode="lr-tb"/>
    </style:style>
    <style:style style:name="P7" style:family="paragraph">
      <loext:graphic-properties draw:fill="none" draw:fill-color="#ffffff"/>
      <style:text-properties fo:font-size="12pt" fo:background-color="#ffff00" style:font-size-asian="12pt" style:font-size-complex="12pt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/>
    </style:style>
    <style:style style:name="P13" style:family="paragraph">
      <style:text-properties style:font-name="Noto Sans"/>
    </style:style>
    <style:style style:name="P14" style:family="paragraph">
      <style:text-properties style:font-name="Liberation Mono"/>
    </style:style>
    <style:style style:name="P15" style:family="paragraph">
      <style:paragraph-properties fo:margin-top="0.5cm" fo:margin-bottom="0cm"/>
    </style:style>
    <style:style style:name="P16" style:family="paragraph">
      <style:text-properties style:font-name="Liberation Mono" fo:font-size="25pt" fo:background-color="#ffffff" style:font-size-asian="25pt" style:font-size-complex="2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oto Sans" fo:font-weight="normal" style:font-weight-asian="normal" style:font-weight-complex="normal"/>
    </style:style>
    <style:style style:name="T3" style:family="text">
      <style:text-properties style:font-name="Noto San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Noto Sans"/>
    </style:style>
    <style:style style:name="T5" style:family="text">
      <style:text-properties style:font-name="Noto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style:font-name="Noto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Noto Sans"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2pt" fo:background-color="#ffff00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Mono" fo:font-size="26pt" fo:background-color="#eeeeee" style:font-size-asian="26pt" style:font-size-complex="26pt"/>
    </style:style>
    <style:style style:name="T12" style:family="text">
      <style:text-properties style:font-name="Liberation Sans" fo:font-size="26pt" style:font-size-asian="26pt" style:font-size-complex="26pt"/>
    </style:style>
    <style:style style:name="T13" style:family="text">
      <style:text-properties style:font-name="Liberation Mono" fo:font-size="22pt" fo:background-color="#eeeeee" style:font-size-asian="22pt" style:font-size-complex="22pt"/>
    </style:style>
    <style:style style:name="T14" style:family="text">
      <style:text-properties style:font-name="Liberation Sans" fo:font-size="14pt" style:font-size-asian="14pt" style:font-size-complex="14pt"/>
    </style:style>
    <style:style style:name="T15" style:family="text">
      <style:text-properties style:font-name="Liberation Mono" fo:font-size="14pt" fo:background-color="#eeeeee" style:font-size-asian="14pt" style:font-size-complex="14pt"/>
    </style:style>
    <style:style style:name="T16" style:family="text">
      <style:text-properties style:font-name="Liberation Sans" fo:font-size="22pt" fo:background-color="#eeeeee" style:font-size-asian="22pt" style:font-size-complex="22pt"/>
    </style:style>
    <style:style style:name="T17" style:family="text">
      <style:text-properties style:font-name="Liberation Mono" fo:font-size="19pt" fo:background-color="#eeeeee" style:font-size-asian="19pt" style:font-size-complex="19pt"/>
    </style:style>
    <style:style style:name="T18" style:family="text">
      <style:text-properties fo:font-size="19pt" style:font-size-asian="19pt" style:font-size-complex="19pt"/>
    </style:style>
    <style:style style:name="T19" style:family="text">
      <style:text-properties style:font-name="Liberation Mono" fo:font-style="italic" fo:background-color="#ffffff" style:font-style-asian="italic" style:font-style-complex="italic"/>
    </style:style>
    <style:style style:name="T20" style:family="text">
      <style:text-properties style:font-name="Liberation Mono" fo:font-size="18pt" fo:background-color="#eeeeee" style:font-size-asian="18pt" style:font-size-complex="18pt"/>
    </style:style>
    <style:style style:name="T21" style:family="text">
      <style:text-properties style:font-name="Liberation Mono" fo:font-size="18pt" fo:background-color="#ffffff" style:font-size-asian="18pt" style:font-size-complex="18pt"/>
    </style:style>
    <style:style style:name="T22" style:family="text">
      <style:text-properties style:font-name="Liberation Mono" fo:font-size="18pt" fo:font-weight="bold" fo:background-color="#ffffff" style:font-size-asian="18pt" style:font-weight-asian="bold" style:font-size-complex="18pt" style:font-weight-complex="bold"/>
    </style:style>
    <style:style style:name="T23" style:family="text">
      <style:text-properties fo:font-size="18pt" fo:background-color="#eeeeee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Noto Sans" fo:font-style="italic" style:font-style-asian="italic" style:font-style-complex="italic"/>
    </style:style>
    <style:style style:name="T27" style:family="text">
      <style:text-properties style:font-name="Noto Sans" fo:font-style="normal" style:font-style-asian="normal" style:font-style-complex="normal"/>
    </style:style>
    <style:style style:name="T28" style:family="text">
      <style:text-properties fo:color="#0000ff" loext:opacity="100%" style:font-name="Noto San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ff" loext:opacity="100%" style:font-name="Noto Sans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loext:opacity="100%" fo:font-size="28pt" style:text-underline-style="solid" style:text-underline-width="auto" style:text-underline-color="font-color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Liberation Mono" fo:font-size="28pt" style:font-size-asian="28pt" style:font-size-complex="28pt"/>
    </style:style>
    <style:style style:name="T35" style:family="text">
      <style:text-properties style:font-name="Liberation Mono" fo:background-color="#eeeeee"/>
    </style:style>
    <style:style style:name="T36" style:family="text">
      <style:text-properties style:font-name="Liberation Mono" fo:font-size="20pt" fo:background-color="#ffffff" style:font-size-asian="20pt" style:font-size-complex="20pt"/>
    </style:style>
    <style:style style:name="T37" style:family="text">
      <style:text-properties style:font-name="Liberation Mono" fo:font-size="20pt" fo:font-weight="bold" fo:background-color="#ffffff" style:font-size-asian="20pt" style:font-weight-asian="bold" style:font-size-complex="20pt" style:font-weight-complex="bold"/>
    </style:style>
    <style:style style:name="T38" style:family="text">
      <style:text-properties style:font-name="Liberation Mono" fo:font-size="28pt" fo:font-weight="bold" fo:background-color="#ffffff" style:font-size-asian="28pt" style:font-weight-asian="bold" style:font-size-complex="28pt" style:font-weight-complex="bold"/>
    </style:style>
    <style:style style:name="T39" style:family="text">
      <style:text-properties style:font-name="Liberation Mono" fo:font-size="28pt" fo:background-color="#ffffff" style:font-size-asian="28pt" style:font-size-complex="28pt"/>
    </style:style>
    <style:style style:name="T40" style:family="text">
      <style:text-properties style:font-name="Liberation Mono" fo:font-size="25pt" fo:background-color="#ffffff" style:font-size-asian="25pt" style:font-size-complex="25pt"/>
    </style:style>
    <style:style style:name="T41" style:family="text">
      <style:text-properties style:font-name="Liberation Mono" fo:font-size="25pt" fo:background-color="#eeeeee" style:font-size-asian="25pt" style:font-size-complex="25pt"/>
    </style:style>
    <style:style style:name="T42" style:family="text">
      <style:text-properties fo:background-color="#eeeeee"/>
    </style:style>
    <style:style style:name="T43" style:family="text">
      <style:text-properties fo:color="#0000cd" loext:opacity="100%"/>
    </style:style>
    <style:style style:name="T44" style:family="text">
      <style:text-properties style:font-name="Liberation Mono" fo:font-size="20pt" style:font-size-asian="20pt" style:font-size-complex="20pt"/>
    </style:style>
    <style:style style:name="T45" style:family="text">
      <style:text-properties style:font-name="Liberation Mon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A unified </text:span><text:span text:style-name="T3">plutus</text:span><text:span text:style-name="T2"> CLI tool</text:span></text:p>
            <text:p text:style-name="P1"><text:span text:style-name="T4"/></text:p>
            <text:p text:style-name="P1"><text:span text:style-name="T5"/></text:p>
            <text:p text:style-name="P1"><text:span text:style-name="T5"/></text:p>
            <text:p text:style-name="P1"><text:span text:style-name="T6">Nikolaos Bezirgiannis , Plutus Team</text:span></text:p>
            <text:p text:style-name="P1"><text:span text:style-name="T7"/></text:p>
            <text:p text:style-name="P1"><text:span text:style-name="T7">01 October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lutus 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yped</text:p>
          <text:p text:style-name="P3">Plutus Co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ntyped</text:p>
          <text:p text:style-name="P3">Plutus Co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5" draw:text-style-name="P3" draw:layer="layout" svg:width="2.54cm" svg:height="2.54cm" svg:x="7.62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draw:layer="layout" svg:width="1.905cm" svg:height="0.635cm" svg:x="10.16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4cm" svg:height="2.54cm" svg:x="12.06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6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54cm" svg:height="2.54cm" svg:x="16.51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3" draw:layer="layout" svg:width="2.54cm" svg:height="2.54cm" svg:x="20.95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3" draw:layer="layout" svg:width="2.54cm" svg:height="2.54cm" svg:x="3.17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draw:layer="layout" svg:width="1.905cm" svg:height="0.635cm" svg:x="5.71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905cm" svg:height="0.635cm" svg:x="14.60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905cm" svg:height="0.635cm" svg:x="19.0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905cm" svg:height="1.27cm" svg:x="3.175cm" svg:y="13.335cm">
          <draw:text-box>
            <text:p><text:span text:style-name="T8">Ledg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High-level Languages</text:p>
          </draw:text-box>
        </draw:frame>
        <draw:custom-shape draw:style-name="gr2" draw:text-style-name="P4" xml:id="id2" draw:id="id2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9" draw:text-style-name="P8" xml:id="id1" draw:id="id1" draw:layer="layout" svg:width="6.35cm" svg:height="2.54cm" svg:x="1.27cm" svg:y="3.81cm">
          <text:p text:style-name="P3">PlutusTx /</text:p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connector draw:style-name="gr10" draw:text-style-name="P5" draw:layer="layout" draw:type="line" svg:x1="7.62cm" svg:y1="5.08cm" svg:x2="10.795cm" svg:y2="5.08cm" draw:start-shape="id1" draw:start-glue-point="10" draw:end-shape="id2" draw:end-glue-point="6" svg:d="M7620 5080h3175" svg:viewBox="0 0 3176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High-level Languages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9" draw:text-style-name="P8" xml:id="id3" draw:id="id3" draw:layer="layout" svg:width="6.35cm" svg:height="2.54cm" svg:x="0.635cm" svg:y="12.7cm">
          <text:p text:style-name="P3">Aiken, 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connector draw:style-name="gr10" draw:text-style-name="P5" draw:layer="layout" draw:type="line" svg:x1="6.985cm" svg:y1="13.97cm" svg:x2="10.795cm" svg:y2="13.97cm" draw:start-shape="id3" draw:start-glue-point="10" draw:end-shape="id4" svg:d="M6985 13970h3810" svg:viewBox="0 0 3811 1">
          <text:p/>
        </draw:connecto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re is more to it...</text:p>
          </draw:text-box>
        </draw:frame>
        <draw:custom-shape draw:style-name="gr2" draw:text-style-name="P10" draw:layer="layout" svg:width="6.35cm" svg:height="2.54cm" svg:x="10.795cm" svg:y="3.81cm">
          <text:p text:style-name="P9"><text:span text:style-name="T9">P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6.35cm" svg:height="2.54cm" svg:x="10.795cm" svg:y="8.255cm">
          <text:p text:style-name="P9"><text:span text:style-name="T9">TPL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6.35cm" svg:height="2.54cm" svg:x="10.795cm" svg:y="12.7cm">
          <text:p text:style-name="P9"><text:span text:style-name="T9">UPL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ameterised PIR,TPLC,UPLC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5" text:id="id5"><text:s/>Over <text:span text:style-name="T10">variable names</text:span></text:p>
              </text:list-item>
            </text:list>
            <text:list text:style-name="L3">
              <text:list-item>
                <text:list>
                  <text:list-item>
                    <text:p xml:id="id6" text:id="id6"><text:span text:style-name="T11">Name / DeBruijn / NamedDeBruijn</text:span></text:p>
                  </text:list-item>
                </text:list>
              </text:list-item>
            </text:list>
            <text:list text:style-name="L2">
              <text:list-item>
                <text:p xml:id="id7" text:id="id7"><text:s/>Over <text:span text:style-name="T10">annotations</text:span></text:p>
              </text:list-item>
            </text:list>
            <text:list text:style-name="L3">
              <text:list-item>
                <text:list>
                  <text:list-item>
                    <text:p xml:id="id8" text:id="id8"><text:span text:style-name="T11">() / Plutus-SrcSpans / Haskell-SrcSpans</text:span></text:p>
                  </text:list-item>
                </text:list>
              </text:list-item>
              <text:list-item>
                <text:p xml:id="id9" text:id="id9"><text:span text:style-name="T12">Examples:</text:span></text:p>
                <text:list>
                  <text:list-item>
                    <text:p xml:id="id10" text:id="id10"><text:span text:style-name="T11">`PIR Name ()` </text:span></text:p>
                  </text:list-item>
                  <text:list-item>
                    <text:p xml:id="id11" text:id="id11"><text:span text:style-name="T11">`UPLC DeBruijn SrcSpans`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ainers for PIR,TPLC,UPL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lain Text</text:p>
              </text:list-item>
              <text:list-item>
                <text:p>Flat</text:p>
              </text:list-item>
              <text:list-item>
                <text:p>CBOR</text:p>
              </text:list-item>
              <text:list-item>
                <text:p>Data<text:span text:style-name="T10">*</text:span>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A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grammatically inside Tx “offline” code:</text:p>
                <text:list>
                  <text:list-item>
                    <text:p><text:span text:style-name="T13">getPlc =&gt; UPLC NamedDeBruijn SrcSpans </text:span></text:p>
                  </text:list-item>
                  <text:list-item>
                    <text:p text:style-name="P12"><text:span text:style-name="T13">getPir =&gt; PIR Name SrcSpans</text:span></text:p>
                    <text:p text:style-name="P12"><text:span text:style-name="T13"/></text:p>
                  </text:list-item>
                  <text:list-item>
                    <text:p><text:span text:style-name="T13">getPlcNoAnn =&gt; UPLC NamedDeBruijn ()</text:span></text:p>
                  </text:list-item>
                  <text:list-item>
                    <text:p><text:span text:style-name="T13">getPirNoAnn =&gt; PIR PIR.Name ()</text:span></text:p>
                  </text:list-item>
                </text:list>
              </text:list-item>
            </text:list>
            <text:p><text:span text:style-name="T14"><text:s text:c="11"/></text:span></text:p>
            <text:p><text:span text:style-name="T14"><text:s text:c="11"/></text:span><text:span text:style-name="T14">, then use </text:span><text:span text:style-name="T15">System.IO.writeFile (show ...)</text:span></text:p>
            <text:p><text:span text:style-name="T16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B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ing a PlutusTx plugin flag:<text:line-break/></text:p>
                <text:p><text:span text:style-name="T17">{-# OPTIONS_GHC -fplugin-opt PlutusTx.Plugin:dump-pir #-}</text:span></text:p>
                <text:p><text:span text:style-name="T17"/></text:p>
                <text:p><text:span text:style-name="T17">===&gt; Flat (Pir Name ())</text:span></text:p>
                <text:p><text:span text:style-name="T18"/></text:p>
                <text:p><text:span text:style-name="T18">, same with </text:span><text:span text:style-name="T17">dump-tplc , dump-uplc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C)</text:p>
          </draw:text-box>
        </draw:frame>
        <draw:frame presentation:style-name="pr5" draw:layer="layout" svg:width="26.54cm" svg:height="9.134cm" svg:x="1.4cm" svg:y="3.685cm" presentation:class="outline" presentation:user-transformed="true">
          <draw:text-box>
            <text:list text:style-name="L3">
              <text:list-item>
                <text:p>From the <text:span text:style-name="T19">plutus-ledger-api</text:span>:</text:p>
                <text:p><text:span text:style-name="T13">&gt; import PlutusLedgerApi.Common</text:span></text:p>
                <text:p><text:span text:style-name="T13"/></text:p>
                <text:list>
                  <text:list-item>
                    <text:p><text:span text:style-name="T20">serialiseCompiledCode =&gt; SerialisedScript</text:span><text:span text:style-name="T21"> <text:s/>,i.e. </text:span><text:span text:style-name="T22">CBOR</text:span></text:p>
                  </text:list-item>
                  <text:list-item>
                    <text:p><text:span text:style-name="T20">deserialiseScript =&gt; ScriptForEvaluation</text:span></text:p>
                  </text:list-item>
                  <text:list-item>
                    <text:p><text:span text:style-name="T20">uncheckedDeserialiseUPLC =&gt; UPLC.Program UPLC.DeBruijn ()</text:span></text:p>
                  </text:list-item>
                </text:list>
                <text:p><text:span text:style-name="T23"/></text:p>
                <text:p><text:span text:style-name="T23"/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cing <text:span text:style-name="T25">plutus</text:span> CLI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Unifies</text:span><text:span text:style-name="T26"> </text:span><text:span text:style-name="T27">pir.exe, plc.exe, uplc.exe</text:span></text:p>
              </text:list-item>
              <text:list-item>
                <text:p><text:span text:style-name="T4">Features:</text:span></text:p>
                <text:list>
                  <text:list-item>
                    <text:p><text:span text:style-name="T28">Convert</text:span><text:span text:style-name="T4"> between container formats</text:span></text:p>
                  </text:list-item>
                  <text:list-item>
                    <text:p><text:span text:style-name="T28">Syntax</text:span><text:span text:style-name="T4">-check &amp; </text:span><text:span text:style-name="T28">Type</text:span><text:span text:style-name="T4">-check plutus code</text:span></text:p>
                  </text:list-item>
                  <text:list-item>
                    <text:p><text:span text:style-name="T28">Compile</text:span><text:span text:style-name="T4"> to lower-level plutus code (pir → plc → uplc)</text:span></text:p>
                  </text:list-item>
                  <text:list-item>
                    <text:p><text:span text:style-name="T28">Optimise</text:span><text:span text:style-name="T4"> and (partial-)</text:span><text:span text:style-name="T28">apply</text:span><text:span text:style-name="T4"> plutus snippets</text:span></text:p>
                  </text:list-item>
                  <text:list-item>
                    <text:p><text:span text:style-name="T28">Run</text:span><text:span text:style-name="T4"> or </text:span><text:span text:style-name="T29">D</text:span><text:span text:style-name="T28">ebug</text:span><text:span text:style-name="T4"> code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build <text:span text:style-name="T30">plutus</text:span> CL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3">&gt; git clone https://github.com/IntersectMBO/plutus</text:span></text:p>
                <text:p><text:span text:style-name="T13">&gt; nix build .#cabalProject.x86_64-linux.hsPkgs.plutus-core.components.exes.plutus</text:span></text:p>
              </text:list-header>
              <text:list-item>
                <text:p>Without Nix (for the adventurous):</text:p>
                <text:list>
                  <text:list-header>
                    <text:p>&gt; cabal build plu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<text:span text:style-name="T10">not</text:span> build <text:span text:style-name="T30">plutus</text:span> CL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31">Pre-built static </text:span>x86_64-linux binary executable</text:p>
              </text:list-item>
            </text:list>
            <text:list text:style-name="L3">
              <text:list-item>
                <text:list>
                  <text:list-item>
                    <text:p>(reproducible by Hydra)</text:p>
                  </text:list-item>
                </text:list>
                <text:p><text:span text:style-name="T32">github.com/IntersectMBO/plutus/releases/tag/cli-alpha</text:span></text:p>
                <text:p><text:span text:style-name="T33"><text:a xlink:href="https://ci.iog.io/build/3765124/download/2/plutus-core-exe-plutus-x86_64-unknown-linux-musl-1.26.0.0/bin/plutus" xlink:type="simple">https://ci.iog.io/build/3765124/download/2/plutus-core-exe-plutus-x86_64-unknown-linux-musl-1.26.0.0/bin/plutus</text:a></text:span></text:p>
                <text:p><text:span text:style-name="T34">&gt; chmod +x plutu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unning plutus CLI</text:p>
          </draw:text-box>
        </draw:frame>
        <draw:frame presentation:style-name="pr5" draw:text-style-name="P14" draw:layer="layout" svg:width="28.575cm" svg:height="9.134cm" svg:x="0cm" svg:y="3.685cm" presentation:class="outline" presentation:user-transformed="true">
          <draw:text-box>
            <text:list text:style-name="L3">
              <text:list-header>
                <text:p><text:span text:style-name="T35">&gt; ./plutus --help </text:span></text:p>
                <text:p><text:span text:style-name="T35">&gt; cabal run plutus -- --help</text:span></text:p>
                <text:p><text:span text:style-name="T36"><text:line-break/></text:span><text:span text:style-name="T36">USAGE: </text:span><text:span text:style-name="T37">plutus</text:span><text:span text:style-name="T36"> [FILES...] [</text:span><text:span text:style-name="T37">-o</text:span><text:span text:style-name="T36"> FILE] [</text:span><text:span text:style-name="T37">--run</text:span><text:span text:style-name="T36">|</text:span><text:span text:style-name="T37">--debug</text:span><text:span text:style-name="T36">]...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put/Output File extensions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38">.pir</text:span><text:span text:style-name="T39"> <text:s/>=&gt; PIR Name ()</text:span></text:p>
                <text:p><text:span text:style-name="T38">.flat</text:span><text:span text:style-name="T39"> =&gt; Flat (UPLC NamedDeBruijn ())</text:span></text:p>
                <text:p><text:span text:style-name="T38">.cbor</text:span><text:span text:style-name="T39"> =&gt; CBOR (Flat (UPLC DeBruijn ())</text:span></text:p>
                <text:p text:style-name="P15"><text:span text:style-name="T38">.data</text:span><text:span text:style-name="T39"> =&gt; CBOR BuiltinData</text:span></text:p>
                <text:p text:style-name="P15"><text:span text:style-name="T38">*</text:span><text:span text:style-name="T39"> <text:s text:c="4"/>=&gt; UPLC Name ()</text:span></text:p>
                <text:p text:style-name="P15"><text:span text:style-name="T40">Use </text:span><text:span text:style-name="T41">-x</text:span><text:span text:style-name="T40"> , </text:span><text:span text:style-name="T41">-n</text:span><text:span text:style-name="T40"> , </text:span><text:span text:style-name="T41">-a</text:span><text:span text:style-name="T40"> to override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1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42">&gt; echo "(program 1.1.0 (con integer 1) )" &gt; 1.uplc</text:span></text:p>
                <text:p><text:span text:style-name="T42">&gt; ./plutus 1.uplc</text:span></text:p>
                <text:p>Try:</text:p>
                <text:list>
                  <text:list-item>
                    <text:p>convert</text:p>
                  </text:list-item>
                  <text:list-item>
                    <text:p>--run</text:p>
                  </text:list-item>
                  <text:list-item>
                    <text:p>--run --budget=CPU,MEM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1,ex2,ex3,ex4,ex5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><text:span text:style-name="T43">github.com/IntersectMBO/plutus-cli-demo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5 : Spending Valid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44"/></text:p>
                <text:p><text:span text:style-name="T44">f :: <text:s text:c="2"/></text:span><text:span text:style-name="T45">DatumType</text:span><text:span text:style-name="T44"> → </text:span><text:span text:style-name="T45">RedeemerType</text:span><text:span text:style-name="T44"> → </text:span><text:span text:style-name="T45">ScriptContext</text:span><text:span text:style-name="T44"> → </text:span><text:span text:style-name="T45">Bool</text:span></text:p>
                <text:p><text:span text:style-name="T44"/></text:p>
                <text:p><text:span text:style-name="T44">f :: </text:span><text:span text:style-name="T45">BuiltinData</text:span><text:span text:style-name="T44"> → <text:s/></text:span><text:span text:style-name="T45">BuiltinData</text:span><text:span text:style-name="T44"> → <text:s text:c="2"/></text:span><text:span text:style-name="T45">BuiltinData</text:span><text:span text:style-name="T44"> → </text:span><text:span text:style-name="T45">()</text:span></text:p>
                <text:p/>
              </text:list-header>
              <text:list-item>
                <text:p>Simulate validator execu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5: Debugging Plutu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bugging plain uplc</text:p>
              </text:list-item>
              <text:list-item>
                <text:p>Injecting PlutusTx SrcSpa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oto Sans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oto Sans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5:09:08.131839588</meta:creation-date>
    <dc:date>2024-10-01T14:52:56.336228013</dc:date>
    <meta:editing-duration>P2DT15H30M16S</meta:editing-duration>
    <meta:editing-cycles>229</meta:editing-cycles>
    <meta:generator>LibreOffice/24.8.2.1$Linux_X86_64 LibreOffice_project/d9536723ce640b70ba821dfcf645a2e946c0bf76</meta:generator>
    <meta:print-date>2024-10-01T14:52:05.111648595</meta:print-date>
    <meta:printed-by>PDF files</meta:printed-by>
    <meta:document-statistic meta:object-count="144"/>
  </office:meta>
</office:document-meta>
</file>